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5.984cm" fo:margin-left="-0.191cm" table:align="left"/>
    </style:style>
    <style:style style:name="Tabelle1.A" style:family="table-column">
      <style:table-column-properties style:column-width="3.563cm"/>
    </style:style>
    <style:style style:name="Tabelle1.B" style:family="table-column">
      <style:table-column-properties style:column-width="12.421cm"/>
    </style:style>
    <style:style style:name="Tabelle1.A1" style:family="table-cell">
      <style:table-cell-properties fo:padding-left="0.191cm" fo:padding-right="0.191cm" fo:padding-top="0cm" fo:padding-bottom="0cm" fo:border="0.018cm solid #00000a" style:writing-mode="lr-tb"/>
    </style:style>
    <style:style style:name="Tabelle1.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Standard">
      <style:paragraph-properties fo:line-height="100%"/>
    </style:style>
    <style:style style:name="P2" style:family="paragraph" style:parent-style-name="Standard" style:master-page-name="MP0">
      <style:paragraph-properties style:page-number="auto" fo:break-before="page"/>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schichte Desmond:</text:p>
      <text:p text:style-name="Standard">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text:bookmark text:name="Bookmark"/>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
      <table:table table:name="Tabelle1" table:style-name="Tabelle1">
        <table:table-column table:style-name="Tabelle1.A"/>
        <table:table-column table:style-name="Tabelle1.B"/>
        <table:table-row>
          <table:table-cell table:style-name="Tabelle1.A1" office:value-type="string">
            <text:p text:style-name="P1">29. August (Mi)</text:p>
          </table:table-cell>
          <table:table-cell table:style-name="Tabelle1.A1" office:value-type="string">
            <text:p text:style-name="P1">Desmond geht ins TBH um sich dort mit Elizabeth über sein Problem zu unterhalten. Werden von Cathleen belauscht. Cathleen spricht Desmond etwas später an und macht ihm das Angebot.</text:p>
          </table:table-cell>
        </table:table-row>
        <table:table-row>
          <table:table-cell table:style-name="Tabelle1.A1" office:value-type="string">
            <text:p text:style-name="P1">6. September (Do)</text:p>
          </table:table-cell>
          <table:table-cell table:style-name="Tabelle1.A1" office:value-type="string">
            <text:p text:style-name="P1">Anruf von Cathleen an Desmond. Austausch der Lage und des Codes des Schließfachs. Ella bekommt etwas mit.</text:p>
          </table:table-cell>
        </table:table-row>
        <table:table-row>
          <table:table-cell table:style-name="Tabelle1.A1" office:value-type="string">
            <text:p text:style-name="P1">7. September (Fr)</text:p>
          </table:table-cell>
          <table:table-cell table:style-name="Tabelle1.A1" office:value-type="string">
            <text:p text:style-name="P1">Erste Lieferung zusammen mit Linse und erstem Brief. Kult nennt ihm Gegenleistung.</text:p>
          </table:table-cell>
        </table:table-row>
        <table:table-row>
          <table:table-cell table:style-name="Tabelle1.A4" office:value-type="string">
            <text:p text:style-name="P1">8. September (Sa)</text:p>
          </table:table-cell>
          <table:table-cell table:style-name="Tabelle1.A4" office:value-type="string">
            <text:p text:style-name="P1">Desmond erkennt die Echtheit der Lieferung und beginnt nach einem Apartment zu suchen.</text:p>
          </table:table-cell>
        </table:table-row>
        <table:table-row>
          <table:table-cell table:style-name="Tabelle1.A4" office:value-type="string">
            <text:p text:style-name="P1">12. September (Mi)</text:p>
          </table:table-cell>
          <table:table-cell table:style-name="Tabelle1.A4" office:value-type="string">
            <text:p text:style-name="P1">Desmond hat sich ein paar Apartments aus der Zeitung ausgesucht und besichtigt nun diese. Er entscheidet sich rasch für eines. Bezahlt drei Monate Miete im Voraus.</text:p>
          </table:table-cell>
        </table:table-row>
        <table:table-row>
          <table:table-cell table:style-name="Tabelle1.A4" office:value-type="string">
            <text:p text:style-name="P1">17. September (Mo)</text:p>
          </table:table-cell>
          <table:table-cell table:style-name="Tabelle1.A4" office:value-type="string">
            <text:p text:style-name="P1">Lieferung Desmonds an die Packstation.</text:p>
          </table:table-cell>
        </table:table-row>
        <table:table-row>
          <table:table-cell table:style-name="Tabelle1.A1" office:value-type="string">
            <text:p text:style-name="P1">21. September (Fr)</text:p>
          </table:table-cell>
          <table:table-cell table:style-name="Tabelle1.A1" office:value-type="string">
            <text:p text:style-name="P1">Lieferung der Kultisten.</text:p>
          </table:table-cell>
        </table:table-row>
        <table:table-row>
          <table:table-cell table:style-name="Tabelle1.A4" office:value-type="string">
            <text:p text:style-name="P1">1. Oktober (Mo)</text:p>
          </table:table-cell>
          <table:table-cell table:style-name="Tabelle1.A4" office:value-type="string">
            <text:p text:style-name="P1">Lieferung Desmonds an die Packstation.</text:p>
          </table:table-cell>
        </table:table-row>
        <table:table-row>
          <table:table-cell table:style-name="Tabelle1.A1" office:value-type="string">
            <text:p text:style-name="P1">5. Oktober (Fr)</text:p>
          </table:table-cell>
          <table:table-cell table:style-name="Tabelle1.A1" office:value-type="string">
            <text:p text:style-name="P1">Lieferung der Kultisten.</text:p>
          </table:table-cell>
        </table:table-row>
        <table:table-row>
          <table:table-cell table:style-name="Tabelle1.A4" office:value-type="string">
            <text:p text:style-name="P1">15. Oktober (Mo)</text:p>
          </table:table-cell>
          <table:table-cell table:style-name="Tabelle1.A4" office:value-type="string">
            <text:p text:style-name="P1">Lieferung Desmonds an die Packstation.</text:p>
          </table:table-cell>
        </table:table-row>
        <table:table-row>
          <table:table-cell table:style-name="Tabelle1.A1" office:value-type="string">
            <text:p text:style-name="P1">19. Oktober (Fr)</text:p>
          </table:table-cell>
          <table:table-cell table:style-name="Tabelle1.A1" office:value-type="string">
            <text:p text:style-name="P1">Desmond erhält den Brief und letzte Lieferung, die Desmond nicht mitnimmt.</text:p>
          </table:table-cell>
        </table:table-row>
        <table:table-row>
          <table:table-cell table:style-name="Tabelle1.A1" office:value-type="string">
            <text:p text:style-name="P1">20. Oktober (Sa)</text:p>
          </table:table-cell>
          <table:table-cell table:style-name="Tabelle1.A1" office:value-type="string">
            <text:p text:style-name="P1">Desmond schreibt die Briefe an die Investigatoren.</text:p>
          </table:table-cell>
        </table:table-row>
        <table:table-row>
          <table:table-cell table:style-name="Tabelle1.A1" office:value-type="string">
            <text:p text:style-name="P1">26. Oktober (Fr),</text:p>
            <text:p text:style-name="P1">21 Uhr</text:p>
          </table:table-cell>
          <table:table-cell table:style-name="Tabelle1.A1" office:value-type="string">
            <text:p text:style-name="P1">Zeitpunkt der geplanten Übergabe, zu der Desmond nicht erscheint.</text:p>
          </table:table-cell>
        </table:table-row>
        <table:table-row>
          <table:table-cell table:style-name="Tabelle1.A1" office:value-type="string">
            <text:p text:style-name="P1">27. Oktober (Sa)</text:p>
          </table:table-cell>
          <table:table-cell table:style-name="Tabelle1.A1" office:value-type="string">
            <text:p text:style-name="P1">Kult legt Drohbrief mit Kontaktdeadline (30.10.) in das Schließfach.</text:p>
          </table:table-cell>
        </table:table-row>
        <table:table-row>
          <table:table-cell table:style-name="Tabelle1.A1" office:value-type="string">
            <text:p text:style-name="P1">30. Oktober (Di)</text:p>
          </table:table-cell>
          <table:table-cell table:style-name="Tabelle1.A1" office:value-type="string">
            <text:p text:style-name="P1">Kontaktdeadline verstreicht. Kult plant Entführung und Folterung.</text:p>
          </table:table-cell>
        </table:table-row>
        <table:table-row>
          <table:table-cell table:style-name="Tabelle1.A1" office:value-type="string">
            <text:p text:style-name="P1">31. Oktober (Mi),</text:p>
            <text:p text:style-name="P1">23:30 Uhr</text:p>
          </table:table-cell>
          <table:table-cell table:style-name="Tabelle1.A1" office:value-type="string">
            <text:p text:style-name="P1">Entführung von Desmond.</text:p>
          </table:table-cell>
        </table:table-row>
        <table:table-row>
          <table:table-cell table:style-name="Tabelle1.A1" office:value-type="string">
            <text:p text:style-name="P1">1. November (Do),</text:p>
            <text:p text:style-name="P1">11 Uhr</text:p>
          </table:table-cell>
          <table:table-cell table:style-name="Tabelle1.A1" office:value-type="string">
            <text:p text:style-name="P1">Gleichzeitige Ankunft der Investigatoren an Desmonds Wohnblock.</text:p>
          </table:table-cell>
        </table:table-row>
        <table:table-row>
          <table:table-cell table:style-name="Tabelle1.A1" office:value-type="string">
            <text:p text:style-name="P1">11:30 Uhr</text:p>
          </table:table-cell>
          <table:table-cell table:style-name="Tabelle1.A1" office:value-type="string">
            <text:p text:style-name="P1">Ankunft von Desmonds Verlobten Ella Geraldson am Apartment, die unerwartet früh von ihren Verwandten aus Boston zurückkehrt.</text:p>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ext:soft-page-break/>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
      <text:p text:style-name="Standard"/>
      <text:p text:style-name="Standard">Vorgeschichte des Abenteuers:</text:p>
      <text:p text:style-name="Standard">Desmond ist nun schon etwa 1 ½ Jahre am Bellevue Hospital (BH) tätig. Er wohnt mit seiner Verlobten etwa 20 Minuten mit dem Bus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 </text:p>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text:soft-page-break/>Desmonds Sorge ist nicht unbegründet, denn der Kult gibt ihm noch eine letzte Warnung ins Schließfach, die er nicht liest und dementsprechend nicht darauf reagiert. Daraufhin entführen sie ihn wenige Tage später, in der Nacht bevor die Investigatoren bei ihm ankommen. </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lt;namespace:Entführer_innerer_Kreis&gt;)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lt;namespace:Entführer_innerer_Kreis&gt;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 <text:span text:style-name="T2">(Hinweis-Bild!)</text:span> und werfen einen Kleiderständer um. Sie laden ihn in ihren Van und transportieren ihn zur Kultstätte. </text:p>
      <text:p text:style-name="Standard">Etwa einen halben Tag später kommen die Investigatoren an...</text:p>
      <text:p text:style-name="Standard"/>
      <text:p text:style-name="P3">Kult:</text:p>
      <text:p text:style-name="Standard"/>
      <text:p text:style-name="Standard"/>
      <text:p text:style-name="P3">Orte:</text:p>
      <text:p text:style-name="P5">Desmonds Wohnung:</text:p>
      <text:p text:style-name="P6">Desmonds Wohnung befindet sich in der 32<text:span text:style-name="T1">nd</text:span> Street New York, etwa 20 Minuten mit dem Auto vom BH entfernt. Er wohnt im 4. Stock des mehrstöckigen Gebäudes. </text:p>
      <text:p text:style-name="P6">Wenn die Investigatoren dort ankommen, können sie das Gebäude leicht betreten, da der Eingang zum Treppenhaus nicht abgeschlossen ist. An Desmonds Wohnungstür stellen sie fest, dass die Tür offenbar aufgebrochen wurde. </text:p>
      <text:p text:style-name="P6"/>
      <text:p text:style-name="P4">Charakt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6%" fo:text-align="justify"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6%"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Sascha Hofmann</meta:initial-creator>
    <dc:creator>Prisca Rambach</dc:creator>
    <meta:creation-date>2020-01-26T17:21:00Z</meta:creation-date>
    <dc:date>2020-02-06T22:28:49.12</dc:date>
    <meta:editing-cycles>32</meta:editing-cycles>
    <meta:editing-duration>PT1H31M13S</meta:editing-duration>
    <meta:document-statistic meta:table-count="1" meta:image-count="0" meta:object-count="0" meta:page-count="3" meta:paragraph-count="57" meta:word-count="1355" meta:character-count="87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